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och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float" office:value="-3.5">
            <text:p>-3,5</text:p>
          </table:table-cell>
          <table:table-cell office:value-type="float" office:value="13650">
            <text:p>13650</text:p>
          </table:table-cell>
          <table:table-cell table:formula="of:=[.B1]-[.$B$7]" office:value-type="float" office:value="-6030">
            <text:p>-6030</text:p>
          </table:table-cell>
          <table:table-cell office:value-type="float" office:value="3.6987">
            <text:p>3,6987</text:p>
          </table:table-cell>
          <table:table-cell table:formula="of:=[.C1]/[.D1]" office:value-type="float" office:value="-1630.30253872982">
            <text:p>-1630.3025387298</text:p>
          </table:table-cell>
          <table:table-cell/>
          <table:table-cell office:value-type="string">
            <text:p>&amp;</text:p>
          </table:table-cell>
          <table:table-cell office:value-type="float" office:value="-3.5">
            <text:p>-3,5</text:p>
          </table:table-cell>
          <table:table-cell office:value-type="string">
            <text:p>&amp;</text:p>
          </table:table-cell>
          <table:table-cell table:formula="of:=[.B1]/400" office:value-type="float" office:value="34.125">
            <text:p>34,125</text:p>
          </table:table-cell>
          <table:table-cell office:value-type="string">
            <text:p>&amp;</text:p>
          </table:table-cell>
          <table:table-cell table:formula="of:=[.J1]-[.J$7]" office:value-type="float" office:value="-15.075">
            <text:p>-15,075</text:p>
          </table:table-cell>
          <table:table-cell office:value-type="string">
            <text:p>&amp;</text:p>
          </table:table-cell>
          <table:table-cell table:formula="of:=[.L1]/4/1.225" office:value-type="float" office:value="-3.0765306122449">
            <text:p>-3,07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4430">
            <text:p>14430</text:p>
          </table:table-cell>
          <table:table-cell table:formula="of:=[.B2]-[.$B$7]" office:value-type="float" office:value="-5250">
            <text:p>-5250</text:p>
          </table:table-cell>
          <table:table-cell office:value-type="float" office:value="3.2383">
            <text:p>3,2383</text:p>
          </table:table-cell>
          <table:table-cell table:formula="of:=[.C2]/[.D2]" office:value-type="float" office:value="-1621.2210110243">
            <text:p>-1621.2210110243</text:p>
          </table:table-cell>
          <table:table-cell/>
          <table:table-cell office:value-type="string">
            <text:p>&amp;</text:p>
          </table:table-cell>
          <table:table-cell office:value-type="float" office:value="-3">
            <text:p>-3</text:p>
          </table:table-cell>
          <table:table-cell office:value-type="string">
            <text:p>&amp;</text:p>
          </table:table-cell>
          <table:table-cell table:formula="of:=[.B2]/400" office:value-type="float" office:value="36.075">
            <text:p>36,075</text:p>
          </table:table-cell>
          <table:table-cell office:value-type="string">
            <text:p>&amp;</text:p>
          </table:table-cell>
          <table:table-cell table:formula="of:=[.J2]-[.J$7]" office:value-type="float" office:value="-13.125">
            <text:p>-13,125</text:p>
          </table:table-cell>
          <table:table-cell office:value-type="string">
            <text:p>&amp;</text:p>
          </table:table-cell>
          <table:table-cell table:formula="of:=[.L2]/4/1.225" office:value-type="float" office:value="-2.67857142857143">
            <text:p>-2,67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5330">
            <text:p>15330</text:p>
          </table:table-cell>
          <table:table-cell table:formula="of:=[.B3]-[.$B$7]" office:value-type="float" office:value="-4350">
            <text:p>-4350</text:p>
          </table:table-cell>
          <table:table-cell office:value-type="float" office:value="2.6793">
            <text:p>2,6793</text:p>
          </table:table-cell>
          <table:table-cell table:formula="of:=[.C3]/[.D3]" office:value-type="float" office:value="-1623.55839211734">
            <text:p>-1623.5583921174</text:p>
          </table:table-cell>
          <table:table-cell/>
          <table:table-cell office:value-type="string">
            <text:p>&amp;</text:p>
          </table:table-cell>
          <table:table-cell office:value-type="float" office:value="-2.5">
            <text:p>-2,5</text:p>
          </table:table-cell>
          <table:table-cell office:value-type="string">
            <text:p>&amp;</text:p>
          </table:table-cell>
          <table:table-cell table:formula="of:=[.B3]/400" office:value-type="float" office:value="38.325">
            <text:p>38,325</text:p>
          </table:table-cell>
          <table:table-cell office:value-type="string">
            <text:p>&amp;</text:p>
          </table:table-cell>
          <table:table-cell table:formula="of:=[.J3]-[.J$7]" office:value-type="float" office:value="-10.875">
            <text:p>-10,875</text:p>
          </table:table-cell>
          <table:table-cell office:value-type="string">
            <text:p>&amp;</text:p>
          </table:table-cell>
          <table:table-cell table:formula="of:=[.L3]/4/1.225" office:value-type="float" office:value="-2.21938775510204">
            <text:p>-2,21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6050">
            <text:p>16050</text:p>
          </table:table-cell>
          <table:table-cell table:formula="of:=[.B4]-[.$B$7]" office:value-type="float" office:value="-3630">
            <text:p>-3630</text:p>
          </table:table-cell>
          <table:table-cell office:value-type="float" office:value="2.2331">
            <text:p>2,2331</text:p>
          </table:table-cell>
          <table:table-cell table:formula="of:=[.C4]/[.D4]" office:value-type="float" office:value="-1625.54296717568">
            <text:p>-1625.5429671757</text:p>
          </table:table-cell>
          <table:table-cell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&amp;</text:p>
          </table:table-cell>
          <table:table-cell table:formula="of:=[.B4]/400" office:value-type="float" office:value="40.125">
            <text:p>40,125</text:p>
          </table:table-cell>
          <table:table-cell office:value-type="string">
            <text:p>&amp;</text:p>
          </table:table-cell>
          <table:table-cell table:formula="of:=[.J4]-[.J$7]" office:value-type="float" office:value="-9.075">
            <text:p>-9,075</text:p>
          </table:table-cell>
          <table:table-cell office:value-type="string">
            <text:p>&amp;</text:p>
          </table:table-cell>
          <table:table-cell table:formula="of:=[.L4]/4/1.225" office:value-type="float" office:value="-1.85204081632653">
            <text:p>-1,85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7040">
            <text:p>17040</text:p>
          </table:table-cell>
          <table:table-cell table:formula="of:=[.B5]-[.$B$7]" office:value-type="float" office:value="-2640">
            <text:p>-2640</text:p>
          </table:table-cell>
          <table:table-cell office:value-type="float" office:value="1.6347">
            <text:p>1,6347</text:p>
          </table:table-cell>
          <table:table-cell table:formula="of:=[.C5]/[.D5]" office:value-type="float" office:value="-1614.97522481189">
            <text:p>-1614.9752248119</text:p>
          </table:table-cell>
          <table:table-cell/>
          <table:table-cell office:value-type="string">
            <text:p>&amp;</text:p>
          </table:table-cell>
          <table:table-cell office:value-type="float" office:value="-1.5">
            <text:p>-1,5</text:p>
          </table:table-cell>
          <table:table-cell office:value-type="string">
            <text:p>&amp;</text:p>
          </table:table-cell>
          <table:table-cell table:formula="of:=[.B5]/400" office:value-type="float" office:value="42.6">
            <text:p>42,600</text:p>
          </table:table-cell>
          <table:table-cell office:value-type="string">
            <text:p>&amp;</text:p>
          </table:table-cell>
          <table:table-cell table:formula="of:=[.J5]-[.J$7]" office:value-type="float" office:value="-6.6">
            <text:p>-6,600</text:p>
          </table:table-cell>
          <table:table-cell office:value-type="string">
            <text:p>&amp;</text:p>
          </table:table-cell>
          <table:table-cell table:formula="of:=[.L5]/4/1.225" office:value-type="float" office:value="-1.3469387755102">
            <text:p>-1,34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640">
            <text:p>17640</text:p>
          </table:table-cell>
          <table:table-cell table:formula="of:=[.B6]-[.$B$7]" office:value-type="float" office:value="-2040">
            <text:p>-2040</text:p>
          </table:table-cell>
          <table:table-cell office:value-type="float" office:value="1.2197">
            <text:p>1,2197</text:p>
          </table:table-cell>
          <table:table-cell table:formula="of:=[.C6]/[.D6]" office:value-type="float" office:value="-1672.54242846602">
            <text:p>-1672.542428466</text:p>
          </table:table-cell>
          <table:table-cell/>
          <table:table-cell office:value-type="string">
            <text:p>&amp;</text:p>
          </table:table-cell>
          <table:table-cell office:value-type="float" office:value="-1">
            <text:p>-1</text:p>
          </table:table-cell>
          <table:table-cell office:value-type="string">
            <text:p>&amp;</text:p>
          </table:table-cell>
          <table:table-cell table:formula="of:=[.B6]/400" office:value-type="float" office:value="44.1">
            <text:p>44,100</text:p>
          </table:table-cell>
          <table:table-cell office:value-type="string">
            <text:p>&amp;</text:p>
          </table:table-cell>
          <table:table-cell table:formula="of:=[.J6]-[.J$7]" office:value-type="float" office:value="-5.1">
            <text:p>-5,100</text:p>
          </table:table-cell>
          <table:table-cell office:value-type="string">
            <text:p>&amp;</text:p>
          </table:table-cell>
          <table:table-cell table:formula="of:=[.L6]/4/1.225" office:value-type="float" office:value="-1.04081632653061">
            <text:p>-1,04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680">
            <text:p>19680</text:p>
          </table:table-cell>
          <table:table-cell table:number-columns-repeated="4"/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.B7]/400" office:value-type="float" office:value="49.2">
            <text:p>49,200</text:p>
          </table:table-cell>
          <table:table-cell office:value-type="string">
            <text:p>&amp;</text:p>
          </table:table-cell>
          <table:table-cell table:formula="of:=[.J7]-[.J$7]" office:value-type="float" office:value="0">
            <text:p>0,000</text:p>
          </table:table-cell>
          <table:table-cell office:value-type="string">
            <text:p>&amp;</text:p>
          </table:table-cell>
          <table:table-cell table:formula="of:=[.L7]/4/1.225" office:value-type="float" office:value="0">
            <text:p>0,000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30">
            <text:p>21630</text:p>
          </table:table-cell>
          <table:table-cell table:formula="of:=[.B8]-[.$B$7]" office:value-type="float" office:value="1950">
            <text:p>1950</text:p>
          </table:table-cell>
          <table:table-cell office:value-type="float" office:value="1.2197">
            <text:p>1,2197</text:p>
          </table:table-cell>
          <table:table-cell table:formula="of:=[.C8]/[.D8]" office:value-type="float" office:value="1598.75379191605">
            <text:p>1598.7537919161</text:p>
          </table:table-cell>
          <table:table-cell/>
          <table:table-cell office:value-type="string">
            <text:p>&amp;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table:formula="of:=[.B8]/400" office:value-type="float" office:value="54.075">
            <text:p>54,075</text:p>
          </table:table-cell>
          <table:table-cell office:value-type="string">
            <text:p>&amp;</text:p>
          </table:table-cell>
          <table:table-cell table:formula="of:=[.J8]-[.J$7]" office:value-type="float" office:value="4.875">
            <text:p>4,875</text:p>
          </table:table-cell>
          <table:table-cell office:value-type="string">
            <text:p>&amp;</text:p>
          </table:table-cell>
          <table:table-cell table:formula="of:=[.L8]/4/1.225" office:value-type="float" office:value="0.994897959183673">
            <text:p>0,99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2320">
            <text:p>22320</text:p>
          </table:table-cell>
          <table:table-cell table:formula="of:=[.B9]-[.$B$7]" office:value-type="float" office:value="2640">
            <text:p>2640</text:p>
          </table:table-cell>
          <table:table-cell office:value-type="float" office:value="1.6347">
            <text:p>1,6347</text:p>
          </table:table-cell>
          <table:table-cell table:formula="of:=[.C9]/[.D9]" office:value-type="float" office:value="1614.97522481189">
            <text:p>1614.9752248119</text:p>
          </table:table-cell>
          <table:table-cell/>
          <table:table-cell office:value-type="string">
            <text:p>&amp;</text:p>
          </table:table-cell>
          <table:table-cell office:value-type="float" office:value="1.5">
            <text:p>1,5</text:p>
          </table:table-cell>
          <table:table-cell office:value-type="string">
            <text:p>&amp;</text:p>
          </table:table-cell>
          <table:table-cell table:formula="of:=[.B9]/400" office:value-type="float" office:value="55.8">
            <text:p>55,800</text:p>
          </table:table-cell>
          <table:table-cell office:value-type="string">
            <text:p>&amp;</text:p>
          </table:table-cell>
          <table:table-cell table:formula="of:=[.J9]-[.J$7]" office:value-type="float" office:value="6.59999999999999">
            <text:p>6,600</text:p>
          </table:table-cell>
          <table:table-cell office:value-type="string">
            <text:p>&amp;</text:p>
          </table:table-cell>
          <table:table-cell table:formula="of:=[.L9]/4/1.225" office:value-type="float" office:value="1.3469387755102">
            <text:p>1,34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40">
            <text:p>23340</text:p>
          </table:table-cell>
          <table:table-cell table:formula="of:=[.B10]-[.$B$7]" office:value-type="float" office:value="3660">
            <text:p>3660</text:p>
          </table:table-cell>
          <table:table-cell office:value-type="float" office:value="2.2331">
            <text:p>2,2331</text:p>
          </table:table-cell>
          <table:table-cell table:formula="of:=[.C10]/[.D10]" office:value-type="float" office:value="1638.97720657382">
            <text:p>1638.9772065738</text:p>
          </table:table-cell>
          <table:table-cell/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formula="of:=[.B10]/400" office:value-type="float" office:value="58.35">
            <text:p>58,350</text:p>
          </table:table-cell>
          <table:table-cell office:value-type="string">
            <text:p>&amp;</text:p>
          </table:table-cell>
          <table:table-cell table:formula="of:=[.J10]-[.J$7]" office:value-type="float" office:value="9.15">
            <text:p>9,150</text:p>
          </table:table-cell>
          <table:table-cell office:value-type="string">
            <text:p>&amp;</text:p>
          </table:table-cell>
          <table:table-cell table:formula="of:=[.L10]/4/1.225" office:value-type="float" office:value="1.86734693877551">
            <text:p>1,86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4060">
            <text:p>24060</text:p>
          </table:table-cell>
          <table:table-cell table:formula="of:=[.B11]-[.$B$7]" office:value-type="float" office:value="4380">
            <text:p>4380</text:p>
          </table:table-cell>
          <table:table-cell office:value-type="float" office:value="2.6793">
            <text:p>2,6793</text:p>
          </table:table-cell>
          <table:table-cell table:formula="of:=[.C11]/[.D11]" office:value-type="float" office:value="1634.75534654574">
            <text:p>1634.7553465457</text:p>
          </table:table-cell>
          <table:table-cell/>
          <table:table-cell office:value-type="string">
            <text:p>&amp;</text:p>
          </table:table-cell>
          <table:table-cell office:value-type="float" office:value="2.5">
            <text:p>2,5</text:p>
          </table:table-cell>
          <table:table-cell office:value-type="string">
            <text:p>&amp;</text:p>
          </table:table-cell>
          <table:table-cell table:formula="of:=[.B11]/400" office:value-type="float" office:value="60.15">
            <text:p>60,150</text:p>
          </table:table-cell>
          <table:table-cell office:value-type="string">
            <text:p>&amp;</text:p>
          </table:table-cell>
          <table:table-cell table:formula="of:=[.J11]-[.J$7]" office:value-type="float" office:value="10.95">
            <text:p>10,950</text:p>
          </table:table-cell>
          <table:table-cell office:value-type="string">
            <text:p>&amp;</text:p>
          </table:table-cell>
          <table:table-cell table:formula="of:=[.L11]/4/1.225" office:value-type="float" office:value="2.23469387755102">
            <text:p>2,23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60">
            <text:p>24960</text:p>
          </table:table-cell>
          <table:table-cell table:formula="of:=[.B12]-[.$B$7]" office:value-type="float" office:value="5280">
            <text:p>5280</text:p>
          </table:table-cell>
          <table:table-cell office:value-type="float" office:value="3.2383">
            <text:p>3,2383</text:p>
          </table:table-cell>
          <table:table-cell table:formula="of:=[.C12]/[.D12]" office:value-type="float" office:value="1630.4851310873">
            <text:p>1630.4851310873</text:p>
          </table:table-cell>
          <table:table-cell/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table:formula="of:=[.B12]/400" office:value-type="float" office:value="62.4">
            <text:p>62,400</text:p>
          </table:table-cell>
          <table:table-cell office:value-type="string">
            <text:p>&amp;</text:p>
          </table:table-cell>
          <table:table-cell table:formula="of:=[.J12]-[.J$7]" office:value-type="float" office:value="13.2">
            <text:p>13,200</text:p>
          </table:table-cell>
          <table:table-cell office:value-type="string">
            <text:p>&amp;</text:p>
          </table:table-cell>
          <table:table-cell table:formula="of:=[.L12]/4/1.225" office:value-type="float" office:value="2.69387755102041">
            <text:p>2,69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5650">
            <text:p>25650</text:p>
          </table:table-cell>
          <table:table-cell table:formula="of:=[.B13]-[.$B$7]" office:value-type="float" office:value="5970">
            <text:p>5970</text:p>
          </table:table-cell>
          <table:table-cell office:value-type="float" office:value="3.6987">
            <text:p>3,6987</text:p>
          </table:table-cell>
          <table:table-cell table:formula="of:=[.C13]/[.D13]" office:value-type="float" office:value="1614.08062292157">
            <text:p>1614.0806229216</text:p>
          </table:table-cell>
          <table:table-cell/>
          <table:table-cell office:value-type="string">
            <text:p>&amp;</text:p>
          </table:table-cell>
          <table:table-cell office:value-type="float" office:value="3.5">
            <text:p>3,5</text:p>
          </table:table-cell>
          <table:table-cell office:value-type="string">
            <text:p>&amp;</text:p>
          </table:table-cell>
          <table:table-cell table:formula="of:=[.B13]/400" office:value-type="float" office:value="64.125">
            <text:p>64,125</text:p>
          </table:table-cell>
          <table:table-cell office:value-type="string">
            <text:p>&amp;</text:p>
          </table:table-cell>
          <table:table-cell table:formula="of:=[.J13]-[.J$7]" office:value-type="float" office:value="14.925">
            <text:p>14,925</text:p>
          </table:table-cell>
          <table:table-cell office:value-type="string">
            <text:p>&amp;</text:p>
          </table:table-cell>
          <table:table-cell table:formula="of:=[.L13]/4/1.225" office:value-type="float" office:value="3.04591836734694">
            <text:p>3,04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00">
            <text:p>26500</text:p>
          </table:table-cell>
          <table:table-cell table:formula="of:=[.B14]-[.$B$7]" office:value-type="float" office:value="6820">
            <text:p>6820</text:p>
          </table:table-cell>
          <table:table-cell office:value-type="float" office:value="4.2411">
            <text:p>4,2411</text:p>
          </table:table-cell>
          <table:table-cell table:formula="of:=[.C14]/[.D14]" office:value-type="float" office:value="1608.07337718988">
            <text:p>1608.0733771899</text:p>
          </table:table-cell>
          <table:table-cell/>
          <table:table-cell office:value-type="string">
            <text:p>&amp;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[.B14]/400" office:value-type="float" office:value="66.25">
            <text:p>66,250</text:p>
          </table:table-cell>
          <table:table-cell office:value-type="string">
            <text:p>&amp;</text:p>
          </table:table-cell>
          <table:table-cell table:formula="of:=[.J14]-[.J$7]" office:value-type="float" office:value="17.05">
            <text:p>17,050</text:p>
          </table:table-cell>
          <table:table-cell office:value-type="string">
            <text:p>&amp;</text:p>
          </table:table-cell>
          <table:table-cell table:formula="of:=[.L14]/4/1.225" office:value-type="float" office:value="3.47959183673469">
            <text:p>3,480</text:p>
          </table:table-cell>
          <table:table-cell office:value-type="string">
            <text:p>\\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loch.F1:loch.F10485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08:59:20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09:03:26.31</dc:date>
    <dc:creator>Felix Kurtz</dc:creator>
    <meta:editing-duration>PT24M40S</meta:editing-duration>
    <meta:editing-cycles>5</meta:editing-cycles>
    <meta:generator>LibreOffice/4.0.0.3$Windows_x86 LibreOffice_project/7545bee9c2a0782548772a21bc84a9dcc583b89</meta:generator>
    <meta:document-statistic meta:table-count="1" meta:cell-count="193" meta:object-count="0"/>
  </office:meta>
</office:document-meta>
</file>